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151617" draw:opacity="100%"/>
      <style:paragraph-properties fo:margin-top="0in" fo:margin-bottom="0in" style:contextual-spacing="false" fo:line-height="130%" fo:text-align="start" style:justify-single-word="false" fo:orphans="2" fo:widows="2" fo:background-color="#151617" fo:padding="0in" fo:border="none"/>
      <style:text-properties officeooo:paragraph-rsid="000d1cd2"/>
    </style:style>
    <style:style style:name="P2" style:family="paragraph" style:parent-style-name="Preformatted_20_Text">
      <loext:graphic-properties draw:fill="solid" draw:fill-color="#151617" draw:opacity="100%"/>
      <style:paragraph-properties fo:margin-top="0in" fo:margin-bottom="0in" style:contextual-spacing="false" fo:line-height="130%" fo:text-align="start" style:justify-single-word="false" fo:orphans="2" fo:widows="2" fo:background-color="#151617" fo:padding="0in" fo:border="none"/>
      <style:text-properties fo:font-variant="normal" fo:text-transform="none" fo:color="#e8e6e3" loext:opacity="100%" style:font-name="Liberation Mono" fo:font-size="10pt" fo:letter-spacing="normal" officeooo:paragraph-rsid="000b00b4" fo:background-color="transparent" style:font-name-asian="Noto Sans Mono CJK SC" style:font-size-asian="10pt" style:font-name-complex="Liberation Mono" style:font-size-complex="10pt" loext:padding="0in" loext:border="none"/>
    </style:style>
    <style:style style:name="P3" style:family="paragraph" style:parent-style-name="Preformatted_20_Text">
      <loext:graphic-properties draw:fill="solid" draw:fill-color="#151617" draw:opacity="100%"/>
      <style:paragraph-properties fo:margin-top="0in" fo:margin-bottom="0in" style:contextual-spacing="false" fo:line-height="130%" fo:text-align="start" style:justify-single-word="false" fo:orphans="2" fo:widows="2" fo:background-color="#151617" fo:padding="0in" fo:border="none"/>
      <style:text-properties fo:font-variant="normal" fo:text-transform="none" fo:color="#e8e6e3" loext:opacity="100%" style:font-name="Liberation Mono" fo:font-size="10pt" fo:letter-spacing="normal" officeooo:paragraph-rsid="000c5383" fo:background-color="transparent" style:font-name-asian="Noto Sans Mono CJK SC" style:font-size-asian="10pt" style:font-name-complex="Liberation Mono" style:font-size-complex="10pt" loext:padding="0in" loext:border="none"/>
    </style:style>
    <style:style style:name="P4" style:family="paragraph" style:parent-style-name="Preformatted_20_Text">
      <loext:graphic-properties draw:fill="solid" draw:fill-color="#151617" draw:opacity="100%"/>
      <style:paragraph-properties fo:margin-top="0in" fo:margin-bottom="0in" style:contextual-spacing="false" fo:line-height="130%" fo:text-align="start" style:justify-single-word="false" fo:orphans="2" fo:widows="2" fo:background-color="#151617" fo:padding="0in" fo:border="none"/>
      <style:text-properties fo:font-variant="normal" fo:text-transform="none" fo:color="#e8e6e3" loext:opacity="100%" style:font-name="Liberation Mono" fo:font-size="10pt" fo:letter-spacing="normal" officeooo:paragraph-rsid="000d1cd2" fo:background-color="transparent" style:font-name-asian="Noto Sans Mono CJK SC" style:font-size-asian="10pt" style:font-name-complex="Liberation Mono" style:font-size-complex="10pt" loext:padding="0in" loext:border="none"/>
    </style:style>
    <style:style style:name="P5" style:family="paragraph" style:parent-style-name="Preformatted_20_Text">
      <loext:graphic-properties draw:fill="solid" draw:fill-color="#151617" draw:opacity="100%"/>
      <style:paragraph-properties fo:margin-top="0in" fo:margin-bottom="0in" style:contextual-spacing="false" fo:line-height="130%" fo:text-align="start" style:justify-single-word="false" fo:orphans="2" fo:widows="2" fo:background-color="#151617" fo:padding="0in" fo:border="none"/>
      <style:text-properties fo:font-variant="normal" fo:text-transform="none" fo:color="#e8e6e3" loext:opacity="100%" style:font-name="Liberation Mono" fo:font-size="10pt" fo:letter-spacing="normal" officeooo:rsid="000c51aa" officeooo:paragraph-rsid="000c51aa" fo:background-color="transparent" style:font-name-asian="Noto Sans Mono CJK SC" style:font-size-asian="10pt" style:font-name-complex="Liberation Mono" style:font-size-complex="10pt" loext:padding="0in" loext:border="none"/>
    </style:style>
    <style:style style:name="P6" style:family="paragraph" style:parent-style-name="Preformatted_20_Text">
      <loext:graphic-properties draw:fill="solid" draw:fill-color="#151617" draw:opacity="100%"/>
      <style:paragraph-properties fo:margin-top="0in" fo:margin-bottom="0in" style:contextual-spacing="false" fo:line-height="130%" fo:text-align="start" style:justify-single-word="false" fo:orphans="2" fo:widows="2" fo:background-color="#151617" fo:padding="0in" fo:border="none"/>
      <style:text-properties fo:font-size="10pt" officeooo:paragraph-rsid="000b00b4" style:font-size-asian="10pt" style:font-size-complex="10pt"/>
    </style:style>
    <style:style style:name="P7" style:family="paragraph" style:parent-style-name="Preformatted_20_Text">
      <loext:graphic-properties draw:fill="solid" draw:fill-color="#151617" draw:opacity="100%"/>
      <style:paragraph-properties fo:margin-top="0in" fo:margin-bottom="0in" style:contextual-spacing="false" fo:line-height="130%" fo:text-align="start" style:justify-single-word="false" fo:orphans="2" fo:widows="2" fo:background-color="#151617" fo:padding="0in" fo:border="none"/>
      <style:text-properties fo:font-size="10pt" officeooo:paragraph-rsid="000c5383" style:font-size-asian="10pt" style:font-size-complex="10pt"/>
    </style:style>
    <style:style style:name="P8" style:family="paragraph" style:parent-style-name="Preformatted_20_Text">
      <loext:graphic-properties draw:fill="solid" draw:fill-color="#151617" draw:opacity="100%"/>
      <style:paragraph-properties fo:margin-top="0in" fo:margin-bottom="0in" style:contextual-spacing="false" fo:line-height="130%" fo:text-align="start" style:justify-single-word="false" fo:orphans="2" fo:widows="2" fo:background-color="#151617" fo:padding="0in" fo:border="none"/>
      <style:text-properties fo:font-size="10pt" officeooo:rsid="000c51aa" officeooo:paragraph-rsid="000c51aa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officeooo:rsid="000c5383" officeooo:paragraph-rsid="000c5383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officeooo:rsid="000c5383" officeooo:paragraph-rsid="000c5383" style:font-size-asian="11pt" style:font-size-complex="11pt"/>
    </style:style>
    <style:style style:name="P11" style:family="paragraph" style:parent-style-name="Standard" style:list-style-name="L2">
      <style:text-properties fo:font-size="11pt" officeooo:rsid="000c5383" officeooo:paragraph-rsid="000c5383" style:font-size-asian="11pt" style:font-size-complex="11pt"/>
    </style:style>
    <style:style style:name="P12" style:family="paragraph" style:parent-style-name="Standard">
      <style:text-properties fo:font-size="11pt" officeooo:paragraph-rsid="000c51aa" style:font-size-asian="11pt" style:font-size-complex="11pt"/>
    </style:style>
    <style:style style:name="P13" style:family="paragraph" style:parent-style-name="Standard">
      <style:text-properties fo:font-size="11pt" officeooo:rsid="000c51aa" officeooo:paragraph-rsid="000c51aa" style:font-size-asian="11pt" style:font-size-complex="11pt"/>
    </style:style>
    <style:style style:name="P14" style:family="paragraph" style:parent-style-name="Standard" style:list-style-name="L2">
      <style:text-properties fo:font-size="11pt" officeooo:rsid="000c51aa" officeooo:paragraph-rsid="000c51aa" style:font-size-asian="11pt" style:font-size-complex="11pt"/>
    </style:style>
    <style:style style:name="P15" style:family="paragraph" style:parent-style-name="Standard" style:list-style-name="L2">
      <style:text-properties fo:font-size="11pt" officeooo:rsid="000c51aa" officeooo:paragraph-rsid="000c5383" style:font-size-asian="11pt" style:font-size-complex="11pt"/>
    </style:style>
    <style:style style:name="P16" style:family="paragraph" style:parent-style-name="Standard">
      <style:text-properties fo:font-size="11pt" officeooo:rsid="000b00b4" officeooo:paragraph-rsid="000b00b4" style:font-size-asian="11pt" style:font-size-complex="11pt"/>
    </style:style>
    <style:style style:name="P17" style:family="paragraph" style:parent-style-name="Standard" style:list-style-name="L1">
      <style:text-properties fo:font-size="11pt" officeooo:rsid="000b00b4" officeooo:paragraph-rsid="000b00b4" style:font-size-asian="11pt" style:font-size-complex="11pt"/>
    </style:style>
    <style:style style:name="P18" style:family="paragraph" style:parent-style-name="Standard">
      <style:text-properties fo:font-size="11pt" style:text-underline-style="solid" style:text-underline-width="auto" style:text-underline-color="font-color" officeooo:rsid="000b00b4" officeooo:paragraph-rsid="000b00b4" style:font-size-asian="11pt" style:font-size-complex="11pt"/>
    </style:style>
    <style:style style:name="P19" style:family="paragraph" style:parent-style-name="Standard">
      <style:text-properties fo:font-size="11pt" style:text-underline-style="solid" style:text-underline-width="auto" style:text-underline-color="font-color" officeooo:rsid="000c5383" officeooo:paragraph-rsid="000c5383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tyle="normal" fo:font-weight="bold" officeooo:rsid="000c51aa" officeooo:paragraph-rsid="000c51aa" fo:background-color="#ffff00" style:font-style-asian="normal" style:font-weight-asian="bold" style:font-style-complex="normal" style:font-weight-complex="bold"/>
    </style:style>
    <style:style style:name="T1" style:family="text">
      <style:text-properties officeooo:rsid="000b00b4"/>
    </style:style>
    <style:style style:name="T2" style:family="text">
      <style:text-properties fo:font-variant="normal" fo:text-transform="none" fo:color="#88afce" loext:opacity="100%" style:font-name="inherit" fo:font-size="7.80000019073486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88afce" loext:opacity="100%" style:font-name="inheri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e8e6e3" loext:opacity="100%" fo:letter-spacing="normal" officeooo:rsid="000d1cd2" fo:background-color="transparent" loext:char-shading-value="0" loext:padding="0in" loext:border="none"/>
    </style:style>
    <style:style style:name="T5" style:family="text">
      <style:text-properties fo:font-variant="normal" fo:text-transform="none" fo:color="#e8e6e3" loext:opacity="100%" fo:font-size="10pt" fo:letter-spacing="normal" officeooo:rsid="000d1cd2" fo:background-color="transparent" loext:char-shading-value="0" style:font-size-asian="10pt" style:font-size-complex="10pt" loext:padding="0in" loext:border="none"/>
    </style:style>
    <style:style style:name="T6" style:family="text">
      <style:text-properties fo:font-variant="normal" fo:text-transform="none" fo:color="#e8e6e3" loext:opacity="100%" style:font-name="Liberation Mono" fo:font-size="10pt" fo:letter-spacing="normal" officeooo:rsid="000d1cd2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7" style:family="text">
      <style:text-properties fo:font-variant="normal" fo:text-transform="none" fo:color="#e8e6e3" loext:opacity="100%" style:font-name="Liberation Mono" fo:letter-spacing="normal" officeooo:rsid="000d1cd2" fo:background-color="transparent" loext:char-shading-value="0" style:font-name-asian="Noto Sans Mono CJK SC" style:font-name-complex="Liberation Mono" loext:padding="0in" loext:border="none"/>
    </style:style>
    <style:style style:name="T8" style:family="text">
      <style:text-properties fo:font-variant="normal" fo:text-transform="none" fo:color="#e8e6e3" loext:opacity="100%" style:font-name="Liberation Mono" fo:font-size="11pt" fo:letter-spacing="normal" officeooo:rsid="000d1cd2" fo:background-color="transparent" loext:char-shading-value="0" style:font-name-asian="Noto Sans Mono CJK SC" style:font-size-asian="11pt" style:font-name-complex="Liberation Mono" style:font-size-complex="11pt" loext:padding="0in" loext:border="none"/>
    </style:style>
    <style:style style:name="T9" style:family="text">
      <style:text-properties fo:font-variant="normal" fo:text-transform="none" fo:color="#e8e6e3" loext:opacity="100%" fo:font-size="11pt" fo:letter-spacing="normal" officeooo:rsid="000d1cd2" fo:background-color="transparent" loext:char-shading-value="0" style:font-size-asian="11pt" style:font-size-complex="11pt" loext:padding="0in" loext:border="none"/>
    </style:style>
    <style:style style:name="T10" style:family="text">
      <style:text-properties fo:font-variant="normal" fo:text-transform="none" fo:color="#e8e6e3" loext:opacity="100%" fo:font-size="11pt" fo:letter-spacing="normal" officeooo:rsid="000b00b4" fo:background-color="transparent" loext:char-shading-value="0" style:font-size-asian="11pt" style:font-size-complex="11pt" loext:padding="0in" loext:border="none"/>
    </style:style>
    <style:style style:name="T11" style:family="text">
      <style:text-properties fo:font-variant="normal" fo:text-transform="none" fo:color="#e8e6e3" loext:opacity="100%" fo:font-size="11pt" fo:letter-spacing="normal" officeooo:rsid="000c51aa" fo:background-color="transparent" loext:char-shading-value="0" style:font-size-asian="11pt" style:font-size-complex="11pt" loext:padding="0in" loext:border="none"/>
    </style:style>
    <style:style style:name="T12" style:family="text">
      <style:text-properties fo:font-variant="normal" fo:text-transform="none" fo:color="#e8e6e3" loext:opacity="100%" fo:font-size="11pt" fo:letter-spacing="normal" fo:background-color="transparent" loext:char-shading-value="0" style:font-size-asian="11pt" style:font-size-complex="11pt" loext:padding="0in" loext:border="none"/>
    </style:style>
    <style:style style:name="T13" style:family="text">
      <style:text-properties officeooo:rsid="000c51aa"/>
    </style:style>
    <style:style style:name="T14" style:family="text">
      <style:text-properties officeooo:rsid="000c5383"/>
    </style:style>
    <style:style style:name="T15" style:family="text">
      <style:text-properties officeooo:rsid="000d1cd2"/>
    </style:style>
    <style:style style:name="T16" style:family="text">
      <style:text-properties style:font-name="Liberation Mono" officeooo:rsid="000d1cd2" style:font-name-asian="Noto Sans Mono CJK SC" style:font-name-complex="Liberation Mono"/>
    </style:style>
    <style:style style:name="T17" style:family="text">
      <style:text-properties style:font-name="Liberation Mono" fo:font-size="11pt" officeooo:rsid="000d1cd2" style:font-name-asian="Noto Sans Mono CJK SC" style:font-size-asian="11pt" style:font-name-complex="Liberation Mono" style:font-size-complex="11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officeooo:rsid="000c5383" style:font-size-asian="11pt" style:font-size-complex="11pt"/>
    </style:style>
    <style:style style:name="T20" style:family="text">
      <style:text-properties fo:font-size="11pt" officeooo:rsid="000b00b4" style:font-size-asian="11pt" style:font-size-complex="11pt"/>
    </style:style>
    <style:style style:name="T21" style:family="text">
      <style:text-properties fo:font-size="11pt" officeooo:rsid="000c51aa" style:font-size-asian="11pt" style:font-size-complex="11pt"/>
    </style:style>
    <style:style style:name="T22" style:family="text">
      <style:text-properties fo:font-size="11pt" officeooo:rsid="000d1cd2" style:font-size-asian="11pt" style:font-size-complex="11pt"/>
    </style:style>
    <style:style style:name="T2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ADME for trajectory data files</text:p>
      <text:p text:style-name="P10">Tim Tyree</text:p>
      <text:p text:style-name="P10">3.17.2021</text:p>
      <text:p text:style-name="P10"/>
      <text:p text:style-name="P12"><text:span text:style-name="T13">Any spiral tip trajectory supplied </text:span><text:span text:style-name="T14">in</text:span><text:span text:style-name="T13"> this project can be reproduced on any commodity computer to machine floating point precision </text:span><text:span text:style-name="T14">upon request.</text:span></text:p>
      <text:p text:style-name="P20"><text:span text:style-name="T18">1 row = 1 spiral tip location</text:span></text:p>
      <text:p text:style-name="P3"><text:span text:style-name="Source_20_Text"><text:span text:style-name="T19">#h</text:span></text:span><text:span text:style-name="Source_20_Text"><text:span text:style-name="T20">ow I load this data in Python using a pandas.DataFrame instance</text:span></text:span></text:p>
      <text:p text:style-name="P3"><text:span text:style-name="Source_20_Text"><text:span text:style-name="T20">import pandas as pd</text:span></text:span></text:p>
      <text:p text:style-name="P2"><text:span text:style-name="Source_20_Text"><text:span text:style-name="T20">df = pd.read_csv(‘path/to/file.csv’)</text:span></text:span></text:p>
      <text:p text:style-name="P6"><text:span text:style-name="Source_20_Text"><text:span text:style-name="T10">print <text:s text:c="5"/>( <text:s text:c="5"/>df.</text:span></text:span><text:span text:style-name="Source_20_Text"><text:span text:style-name="T11">head(50)</text:span></text:span><text:span text:style-name="Source_20_Text"><text:span text:style-name="T10"> <text:s text:c="5"/>) # prints </text:span></text:span><text:span text:style-name="Source_20_Text"><text:span text:style-name="T11">first 50 rows of</text:span></text:span><text:span text:style-name="Source_20_Text"><text:span text:style-name="T10"> trajectory file</text:span></text:span></text:p>
      <text:p text:style-name="P12"><text:span text:style-name="T13">Pandas may be installed with a package manager such as brew using</text:span></text:p>
      <text:p text:style-name="P5"><text:span text:style-name="Source_20_Text"><text:span text:style-name="T18">$ brew install python</text:span></text:span></text:p>
      <text:p text:style-name="P8"><text:span text:style-name="Source_20_Text"><text:span text:style-name="T12">$ pip install pandas</text:span></text:span></text:p>
      <text:p text:style-name="P16">Python may be launched from command line using the command `python3`. <text:s/></text:p>
      <text:p text:style-name="P16"/>
      <text:p text:style-name="P18">Schema of a<text:span text:style-name="T13">ny</text:span> spiral tip trajectory ‘*.csv’ file:</text:p>
      <text:list xml:id="list2053272164" text:style-name="L2">
        <text:list-item>
          <text:p text:style-name="P14">t = time (milliseconds) since the start of simulation. <text:s/>Most recordings begin at time t=100 ms.</text:p>
        </text:list-item>
        <text:list-item>
          <text:p text:style-name="P14">n= number of spiral tips present in the computational domain</text:p>
        </text:list-item>
        <text:list-item>
          <text:p text:style-name="P14">x= x-position of spiral tip (pixels)</text:p>
        </text:list-item>
        <text:list-item>
          <text:p text:style-name="P14">y= y-position of spiral tip (pixels)</text:p>
        </text:list-item>
        <text:list-item>
          <text:p text:style-name="P14">grad_ux= the x-component of <text:s/><text:span text:style-name="T14">\nabla V_\text{mem}</text:span></text:p>
        </text:list-item>
        <text:list-item>
          <text:p text:style-name="P15">grad_u<text:span text:style-name="T14">y</text:span>= the <text:span text:style-name="T14">y</text:span>-component of <text:s/><text:span text:style-name="T14">\nabla V_\text{mem}</text:span></text:p>
        </text:list-item>
        <text:list-item>
          <text:p text:style-name="P15">grad_<text:span text:style-name="T14">v</text:span>x= the x-component of <text:s/><text:span text:style-name="T14">\nabla \partial_t V_\text{mem}</text:span></text:p>
        </text:list-item>
        <text:list-item>
          <text:p text:style-name="P15">grad_<text:span text:style-name="T14">vy</text:span>= the <text:span text:style-name="T14">y</text:span>-component of <text:s/><text:span text:style-name="T14">\nabla \partial_t V_\text{mem}</text:span></text:p>
        </text:list-item>
        <text:list-item>
          <text:p text:style-name="P11">frame= the number of frames since start of simulation</text:p>
        </text:list-item>
        <text:list-item>
          <text:p text:style-name="P11">particle= <text:s/>the number identifying individual trajectories. <text:s/>Unique identifier within a given ‘*.csv’ but not across all files.</text:p>
        </text:list-item>
      </text:list>
      <text:p text:style-name="P16"/>
      <text:p text:style-name="P19">Note on local electrophysiological states:</text:p>
      <text:p text:style-name="P13">Note some trajectory files may contain additional fields that describe the local electrophysiological state. <text:s/>This information can be computed for any spiral tip trajectory.</text:p>
      <text:p text:style-name="P16"/>
      <text:p text:style-name="P18">Note on ‘*_unwrap.csv’ files:</text:p>
      <text:list xml:id="list3115008064" text:style-name="L1">
        <text:list-item>
          <text:p text:style-name="P17">Spiral tip trajectory ‘*.csv’ files ending with ‘*_unwrap.csv’, has altered spiral tip positions. The altered spiral tip positions have the following properties:</text:p>
          <text:list>
            <text:list-item>
              <text:p text:style-name="P17">Each trajectory beings at (0,0).</text:p>
            </text:list-item>
            <text:list-item>
              <text:p text:style-name="P17">Each trajectory is continuous (periodic boundary conditions were unwrapped).</text:p>
            </text:list-item>
          </text:list>
        </text:list-item>
      </text:list>
      <text:p text:style-name="P19"/>
      <text:p text:style-name="P19">Example Usage:</text:p>
      <text:p text:style-name="P7"><text:span text:style-name="Source_20_Text"><text:span text:style-name="T10">import pandas as pd</text:span></text:span></text:p>
      <text:p text:style-name="P3"><text:span text:style-name="Source_20_Text"><text:span text:style-name="T20">df = pd.read_csv(‘path/to/file.csv’)</text:span></text:span></text:p>
      <text:p text:style-name="P4"><text:span text:style-name="Source_20_Text"><text:span text:style-name="T20">print(df.</text:span></text:span><text:span text:style-name="Source_20_Text"><text:span text:style-name="T22">describe()</text:span></text:span><text:span text:style-name="Source_20_Text"><text:span text:style-name="T20">) # prints</text:span></text:span><text:span text:style-name="Source_20_Text"><text:span text:style-name="T17"> mean, median, etc…</text:span></text:span><text:span text:style-name="Source_20_Text"><text:span text:style-name="T21"> </text:span></text:span><text:span text:style-name="Source_20_Text"><text:span text:style-name="T22">o</text:span></text:span><text:span text:style-name="Source_20_Text"><text:span text:style-name="T21">f</text:span></text:span><text:span text:style-name="Source_20_Text"><text:span text:style-name="T20"> trajectory file</text:span></text:span></text:p>
      <text:p text:style-name="P4"><text:span text:style-name="Source_20_Text"><text:span text:style-name="T22">x0=float(df[df.particle==4].head(0).x.values[0])</text:span></text:span></text:p>
      <text:p text:style-name="P4"><text:span text:style-name="Source_20_Text"><text:span text:style-name="T22">print(x0) # prints the initial x position of particle number 4</text:span></text:span></text:p>
      <text:p text:style-name="P1"><text:span text:style-name="Source_20_Text"><text:span text:style-name="T9">xf=float(df[df.particle==4].</text:span></text:span><text:span text:style-name="Source_20_Text"><text:span text:style-name="T8">tail</text:span></text:span><text:span text:style-name="Source_20_Text"><text:span text:style-name="T9">(0).x.values[0])</text:span></text:span></text:p>
      <text:p text:style-name="P1"><text:span text:style-name="Source_20_Text"><text:span text:style-name="T9">print(xf) # prints the </text:span></text:span><text:span text:style-name="Source_20_Text"><text:span text:style-name="T8">final</text:span></text:span><text:span text:style-name="Source_20_Text"><text:span text:style-name="T9"> x position of particle number 4</text:span></text:span></text:p>
      <text:p text:style-name="P1"><text:span text:style-name="Source_20_Text"><text:span text:style-name="T9">print(xf-x0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16:10:59.279284296</meta:creation-date>
    <dc:date>2021-03-17T17:04:05.017441994</dc:date>
    <meta:editing-duration>PT18M59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39" meta:word-count="321" meta:character-count="2159" meta:non-whitespace-character-count="1865"/>
  </office:meta>
</office:document-meta>
</file>